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HCLK [Hz]</text:p>
          </table:table-cell>
          <table:table-cell office:value-type="string">
            <text:p>WAITWR</text:p>
          </table:table-cell>
          <table:table-cell table:number-columns-repeated="2"/>
        </table:table-row>
        <table:table-row table:style-name="ro1">
          <table:table-cell office:value-type="float" office:value="90000000">
            <text:p>90000000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AITWEN</text:p>
          </table:table-cell>
          <table:table-cell office:value-type="string">
            <text:p>t_WELWEH [ns]</text:p>
          </table:table-cell>
          <table:table-cell office:value-type="string">
            <text:p>f_WELWEH [MHz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(([.$B$2]-[.A5]+1)*1/[.$A$2] )*1000000000" office:value-type="float" office:value="355.555555555556">
            <text:p>355.56</text:p>
          </table:table-cell>
          <table:table-cell table:style-name="ce2" table:formula="of:=(1/[.B5]/1000000)*1000000000" office:value-type="float" office:value="2.8125">
            <text:p>2.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(([.$B$2]-[.A6]+1)*1/[.$A$2] )*1000000000" office:value-type="float" office:value="344.444444444444">
            <text:p>344.44</text:p>
          </table:table-cell>
          <table:table-cell table:style-name="ce2" table:formula="of:=(1/[.B6]/1000000)*1000000000" office:value-type="float" office:value="2.90322580645161">
            <text:p>2.9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(([.$B$2]-[.A7]+1)*1/[.$A$2] )*1000000000" office:value-type="float" office:value="333.333333333333">
            <text:p>333.33</text:p>
          </table:table-cell>
          <table:table-cell table:style-name="ce2" table:formula="of:=(1/[.B7]/1000000)*1000000000" office:value-type="float" office:value="3">
            <text:p>3.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[.$B$2]-[.A8]+1)*1/[.$A$2] )*1000000000" office:value-type="float" office:value="322.222222222222">
            <text:p>322.22</text:p>
          </table:table-cell>
          <table:table-cell table:style-name="ce2" table:formula="of:=(1/[.B8]/1000000)*1000000000" office:value-type="float" office:value="3.10344827586207">
            <text:p>3.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[.$B$2]-[.A9]+1)*1/[.$A$2] )*1000000000" office:value-type="float" office:value="311.111111111111">
            <text:p>311.11</text:p>
          </table:table-cell>
          <table:table-cell table:style-name="ce2" table:formula="of:=(1/[.B9]/1000000)*1000000000" office:value-type="float" office:value="3.21428571428571">
            <text:p>3.2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(([.$B$2]-[.A10]+1)*1/[.$A$2] )*1000000000" office:value-type="float" office:value="300">
            <text:p>300.00</text:p>
          </table:table-cell>
          <table:table-cell table:style-name="ce2" table:formula="of:=(1/[.B10]/1000000)*1000000000" office:value-type="float" office:value="3.33333333333333">
            <text:p>3.3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(([.$B$2]-[.A11]+1)*1/[.$A$2] )*1000000000" office:value-type="float" office:value="288.888888888889">
            <text:p>288.89</text:p>
          </table:table-cell>
          <table:table-cell table:style-name="ce2" table:formula="of:=(1/[.B11]/1000000)*1000000000" office:value-type="float" office:value="3.46153846153846">
            <text:p>3.4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(([.$B$2]-[.A12]+1)*1/[.$A$2] )*1000000000" office:value-type="float" office:value="277.777777777778">
            <text:p>277.78</text:p>
          </table:table-cell>
          <table:table-cell table:style-name="ce2" table:formula="of:=(1/[.B12]/1000000)*1000000000" office:value-type="float" office:value="3.6">
            <text:p>3.6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(([.$B$2]-[.A13]+1)*1/[.$A$2] )*1000000000" office:value-type="float" office:value="266.666666666667">
            <text:p>266.67</text:p>
          </table:table-cell>
          <table:table-cell table:style-name="ce2" table:formula="of:=(1/[.B13]/1000000)*1000000000" office:value-type="float" office:value="3.75">
            <text:p>3.7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(([.$B$2]-[.A14]+1)*1/[.$A$2] )*1000000000" office:value-type="float" office:value="255.555555555556">
            <text:p>255.56</text:p>
          </table:table-cell>
          <table:table-cell table:style-name="ce2" table:formula="of:=(1/[.B14]/1000000)*1000000000" office:value-type="float" office:value="3.91304347826087">
            <text:p>3.9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(([.$B$2]-[.A15]+1)*1/[.$A$2] )*1000000000" office:value-type="float" office:value="244.444444444444">
            <text:p>244.44</text:p>
          </table:table-cell>
          <table:table-cell table:style-name="ce2" table:formula="of:=(1/[.B15]/1000000)*1000000000" office:value-type="float" office:value="4.09090909090909">
            <text:p>4.0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(([.$B$2]-[.A16]+1)*1/[.$A$2] )*1000000000" office:value-type="float" office:value="233.333333333333">
            <text:p>233.33</text:p>
          </table:table-cell>
          <table:table-cell table:style-name="ce2" table:formula="of:=(1/[.B16]/1000000)*1000000000" office:value-type="float" office:value="4.28571428571429">
            <text:p>4.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(([.$B$2]-[.A17]+1)*1/[.$A$2] )*1000000000" office:value-type="float" office:value="222.222222222222">
            <text:p>222.22</text:p>
          </table:table-cell>
          <table:table-cell table:style-name="ce2" table:formula="of:=(1/[.B17]/1000000)*1000000000" office:value-type="float" office:value="4.5">
            <text:p>4.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f:=(([.$B$2]-[.A18]+1)*1/[.$A$2] )*1000000000" office:value-type="float" office:value="211.111111111111">
            <text:p>211.11</text:p>
          </table:table-cell>
          <table:table-cell table:style-name="ce2" table:formula="of:=(1/[.B18]/1000000)*1000000000" office:value-type="float" office:value="4.73684210526316">
            <text:p>4.7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table:formula="of:=(([.$B$2]-[.A19]+1)*1/[.$A$2] )*1000000000" office:value-type="float" office:value="200">
            <text:p>200.00</text:p>
          </table:table-cell>
          <table:table-cell table:style-name="ce2" table:formula="of:=(1/[.B19]/1000000)*1000000000" office:value-type="float" office:value="5">
            <text:p>5.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(([.$B$2]-[.A20]+1)*1/[.$A$2] )*1000000000" office:value-type="float" office:value="188.888888888889">
            <text:p>188.89</text:p>
          </table:table-cell>
          <table:table-cell table:style-name="ce2" table:formula="of:=(1/[.B20]/1000000)*1000000000" office:value-type="float" office:value="5.29411764705882">
            <text:p>5.29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10"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10:44: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08:31:53</meta:creation-date>
    <dc:date>2014-03-03T17:44:09</dc:date>
    <meta:editing-duration>PT7H5M57S</meta:editing-duration>
    <meta:editing-cycles>5</meta:editing-cycles>
    <meta:generator>LibreOffice/4.0.2.2$Linux_x86 LibreOffice_project/400m0$Build-2</meta:generator>
    <meta:document-statistic meta:table-count="1" meta:cell-count="55" meta:object-count="0"/>
  </office:meta>
</office:document-meta>
</file>